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0869"/>
    </style:style>
    <style:style style:name="T1" style:family="text">
      <style:text-properties officeooo:rsid="001225a7"/>
    </style:style>
    <style:style style:name="T2" style:family="text">
      <style:text-properties officeooo:rsid="00170869"/>
    </style:style>
    <style:style style:name="T3" style:family="text">
      <style:text-properties officeooo:rsid="00182a63"/>
    </style:style>
    <style:style style:name="T4" style:family="text">
      <style:text-properties officeooo:rsid="0019e411"/>
    </style:style>
    <style:style style:name="T5" style:family="text">
      <style:text-properties officeooo:rsid="001b7379"/>
    </style:style>
    <style:style style:name="T6" style:family="text">
      <style:text-properties officeooo:rsid="001ca7e3"/>
    </style:style>
    <style:style style:name="T7" style:family="text">
      <style:text-properties officeooo:rsid="001d0253"/>
    </style:style>
    <style:style style:name="T8" style:family="text">
      <style:text-properties officeooo:rsid="001d9af6"/>
    </style:style>
    <style:style style:name="T9" style:family="text">
      <style:text-properties officeooo:rsid="001f5df0"/>
    </style:style>
    <style:style style:name="T10" style:family="text">
      <style:text-properties officeooo:rsid="002084d8"/>
    </style:style>
    <style:style style:name="T11" style:family="text">
      <style:text-properties officeooo:rsid="00216c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→ OpenGL (Open Graphics Library) spezifiziert, wie die etwa 250 Befehle zur Grafischen <text:s text:c="5"/></text:span></text:p>
      <text:p text:style-name="P1"><text:span text:style-name="T1"><text:s text:c="5"/>Darstellung implementiert werden müssen.</text:span></text:p>
      <text:p text:style-name="P1"><text:span text:style-name="T1">→ Implementiert sind die Funktionen in Programmbibliotheken, die von anderen Programmen</text:span></text:p>
      <text:p text:style-name="P1"><text:span text:style-name="T1"><text:s text:c="5"/>aufgerufen werden können. </text:span></text:p>
      <text:p text:style-name="P1">→<text:span text:style-name="T2"> die OpenGL-Programmbibliothek enthält Funktionen, die Befehle an den Treiber übermittelt, der <text:s text:c="5"/></text:span></text:p>
      <text:p text:style-name="P1"><text:span text:style-name="T2"><text:s text:c="5"/>dann die Grafikkarte anspricht.</text:span></text:p>
      <text:p text:style-name="P1">→<text:span text:style-name="T3"> OpenGL kann auch in Grafikkarten-Treibern implementiert sein.</text:span></text:p>
      <text:p text:style-name="P1"/>
      <text:p text:style-name="P1"/>
      <text:p text:style-name="P1"/>
      <text:p text:style-name="P1">→ <text:span text:style-name="T4">Extensions (Erweiterungen)</text:span></text:p>
      <text:p text:style-name="P1"><text:tab/>→<text:span text:style-name="T4"> OpenGL ist auf Extension aufgebaut, die ein oder mehrere Funktionen haben, die einem <text:tab/> <text:s text:c="4"/>bestimmten Zweck dienen.</text:span></text:p>
      <text:p text:style-name="P1"><text:tab/>→<text:span text:style-name="T5"> OpenGL kann keine Fenster erstellen (Betriebssystem ist dafür zuständig). </text:span></text:p>
      <text:p text:style-name="P1"><text:tab/> <text:s text:c="4"/><text:span text:style-name="T5">Jedes Betriebssystem muss ein eigenes Extension anbieten, mit dem es ein Fenster</text:span></text:p>
      <text:p text:style-name="P1"><text:tab/> <text:s text:c="4"/><text:span text:style-name="T5">erstellt, in dem OpenGL dargestellt wird.</text:span></text:p>
      <text:p text:style-name="P1"><text:tab/><text:tab/>→<text:span text:style-name="T6"> Unter Windows: WGL_… .</text:span></text:p>
      <text:p text:style-name="P1"><text:tab/><text:tab/>→<text:span text:style-name="T6"> Mac und Linux: GLX_… .</text:span></text:p>
      <text:p text:style-name="P1">→<text:span text:style-name="T7"> Hersteller können eigene Extension für ihre Grafikkarten erstellen und anbieten.</text:span></text:p>
      <text:p text:style-name="P1"><text:s text:c="5"/><text:span text:style-name="T7">z.B: GL_NV_….</text:span></text:p>
      <text:p text:style-name="P1">→ <text:span text:style-name="T8">Extensions die als OpenGL-Standart gelten, sind: GL_ARB_… .</text:span></text:p>
      <text:p text:style-name="P1"/>
      <text:p text:style-name="P1"/>
      <text:p text:style-name="P1"/>
      <text:p text:style-name="P1">→<text:span text:style-name="T9"> Installations der Header-Dateien.</text:span></text:p>
      <text:p text:style-name="P1">→<text:span text:style-name="T9"> Funktionen sind Bereits in der Programmbibliothek oder im Treiber enthalten.</text:span></text:p>
      <text:p text:style-name="P1">→<text:span text:style-name="T10"> Header installieren durch: sudo apt-get install mesa-common-dev.</text:span></text:p>
      <text:p text:style-name="P1"/>
      <text:p text:style-name="P1"/>
      <text:p text:style-name="P1"/>
      <text:p text:style-name="P1">→<text:span text:style-name="T11"> OpenGL-Framework</text:span></text:p>
      <text:p text:style-name="P1">→<text:span text:style-name="T11"> Fenster öffnen, Fenster verwalten, Tastatur-, Maus- und Joistick-Einga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4:35:20.851223716</meta:creation-date>
    <meta:generator>LibreOffice/6.0.3.2$Linux_X86_64 LibreOffice_project/00m0$Build-2</meta:generator>
    <dc:date>2018-05-03T20:02:50.390411157</dc:date>
    <meta:editing-duration>PT53M42S</meta:editing-duration>
    <meta:editing-cycles>15</meta:editing-cycles>
    <meta:document-statistic meta:table-count="0" meta:image-count="0" meta:object-count="0" meta:page-count="1" meta:paragraph-count="22" meta:word-count="170" meta:character-count="1296" meta:non-whitespace-character-count="1090"/>
  </office:meta>
</office:document-meta>
</file>